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e1fe6" officeooo:paragraph-rsid="000e1fe6"/>
    </style:style>
    <style:style style:name="P2" style:family="paragraph" style:parent-style-name="Text_20_body">
      <style:paragraph-properties fo:line-height="100%"/>
      <style:text-properties style:font-name="Arial" officeooo:rsid="000a1492" officeooo:paragraph-rsid="000a1492"/>
    </style:style>
    <style:style style:name="P3" style:family="paragraph" style:parent-style-name="Subtitle">
      <style:paragraph-properties fo:text-align="center" style:justify-single-word="false"/>
      <style:text-properties style:font-name="Arial" style:text-underline-style="solid" style:text-underline-width="auto" style:text-underline-color="font-color" officeooo:rsid="000e1fe6" officeooo:paragraph-rsid="000e1fe6"/>
    </style:style>
    <style:style style:name="P4" style:family="paragraph" style:parent-style-name="Text_20_body">
      <style:paragraph-properties fo:text-align="justify" style:justify-single-word="false"/>
      <style:text-properties style:font-name="Arial" officeooo:rsid="000e1fe6" officeooo:paragraph-rsid="000e1fe6"/>
    </style:style>
    <style:style style:name="P5" style:family="paragraph" style:parent-style-name="Text_20_body">
      <style:paragraph-properties fo:margin-left="0cm" fo:margin-right="0cm" fo:text-align="justify" style:justify-single-word="false" fo:text-indent="0cm" style:auto-text-indent="false"/>
      <style:text-properties style:font-name="Arial" officeooo:rsid="000e1fe6" officeooo:paragraph-rsid="000e1fe6"/>
    </style:style>
    <style:style style:name="P6" style:family="paragraph" style:parent-style-name="Text_20_body">
      <style:paragraph-properties fo:line-height="100%" fo:text-align="justify" style:justify-single-word="false"/>
      <style:text-properties style:font-name="Arial" officeooo:rsid="000e1fe6" officeooo:paragraph-rsid="000e1fe6"/>
    </style:style>
    <style:style style:name="P7" style:family="paragraph" style:parent-style-name="Text_20_body">
      <style:paragraph-properties fo:line-height="100%"/>
      <style:text-properties style:font-name="Arial" officeooo:rsid="000e1fe6" officeooo:paragraph-rsid="000e1fe6"/>
    </style:style>
    <style:style style:name="P8" style:family="paragraph" style:parent-style-name="Text_20_body">
      <style:paragraph-properties fo:text-align="justify" style:justify-single-word="false"/>
      <style:text-properties style:font-name="Arial" fo:font-weight="bold" officeooo:rsid="000e1fe6" officeooo:paragraph-rsid="000e1fe6" style:font-weight-asian="bold" style:font-weight-complex="bold"/>
    </style:style>
    <style:style style:name="P9" style:family="paragraph" style:parent-style-name="Text_20_body">
      <style:paragraph-properties fo:line-height="100%"/>
      <style:text-properties style:font-name="Arial" fo:font-weight="bold" officeooo:rsid="000e1fe6" officeooo:paragraph-rsid="000e1fe6" style:font-weight-asian="bold" style:font-weight-complex="bold"/>
    </style:style>
    <style:style style:name="P10" style:family="paragraph" style:parent-style-name="Text_20_body">
      <style:paragraph-properties fo:line-height="100%"/>
      <style:text-properties style:font-name="Arial" fo:font-weight="bold" officeooo:rsid="000a1492" officeooo:paragraph-rsid="000a1492" style:font-weight-asian="bold" style:font-weight-complex="bold"/>
    </style:style>
    <style:style style:name="P11" style:family="paragraph" style:parent-style-name="Text_20_body">
      <style:paragraph-properties fo:line-height="115%"/>
      <style:text-properties style:font-name="Arial" fo:font-weight="bold" officeooo:rsid="000a1492" officeooo:paragraph-rsid="000a1492" style:font-weight-asian="bold" style:font-weight-complex="bold"/>
    </style:style>
    <style:style style:name="P12" style:family="paragraph" style:parent-style-name="Text_20_body">
      <style:paragraph-properties fo:line-height="100%"/>
      <style:text-properties style:font-name="Arial" fo:font-weight="bold" officeooo:rsid="000f5b88" officeooo:paragraph-rsid="000f5b88" style:font-weight-asian="bold" style:font-weight-complex="bold"/>
    </style:style>
    <style:style style:name="P13" style:family="paragraph" style:parent-style-name="Text_20_body">
      <style:paragraph-properties fo:text-align="justify" style:justify-single-word="false"/>
      <style:text-properties style:font-name="Arial" fo:font-weight="normal" officeooo:rsid="000e1fe6" officeooo:paragraph-rsid="000e1fe6" style:font-weight-asian="normal" style:font-weight-complex="normal"/>
    </style:style>
    <style:style style:name="P14" style:family="paragraph" style:parent-style-name="Text_20_body">
      <style:paragraph-properties fo:line-height="100%"/>
      <style:text-properties style:font-name="Arial" fo:font-weight="normal" officeooo:rsid="000e1fe6" officeooo:paragraph-rsid="000e1fe6" style:font-weight-asian="normal" style:font-weight-complex="normal"/>
    </style:style>
    <style:style style:name="P15" style:family="paragraph" style:parent-style-name="Text_20_body">
      <style:paragraph-properties fo:line-height="100%"/>
      <style:text-properties style:font-name="Arial" fo:font-weight="normal" officeooo:rsid="000f5b88" officeooo:paragraph-rsid="000f5b88" style:font-weight-asian="normal" style:font-weight-complex="normal"/>
    </style:style>
    <style:style style:name="P16" style:family="paragraph" style:parent-style-name="Subtitle">
      <style:text-properties style:font-name="Arial"/>
    </style:style>
    <style:style style:name="P17" style:family="paragraph" style:parent-style-name="Subtitle">
      <style:paragraph-properties fo:break-before="page"/>
      <style:text-properties style:font-name="Arial"/>
    </style:style>
    <style:style style:name="P18" style:family="paragraph" style:parent-style-name="Subtitle">
      <style:paragraph-properties fo:text-align="center" style:justify-single-word="false"/>
      <style:text-properties style:font-name="Arial" fo:font-size="12pt" officeooo:rsid="00113fff" officeooo:paragraph-rsid="00113fff" style:font-size-asian="10.5pt" style:font-size-complex="12pt"/>
    </style:style>
    <style:style style:name="P19" style:family="paragraph" style:parent-style-name="Text_20_body">
      <style:paragraph-properties fo:text-align="justify" style:justify-single-word="false"/>
      <style:text-properties style:font-name="Arial" fo:font-size="12pt" officeooo:rsid="00113fff" officeooo:paragraph-rsid="00113fff" style:font-size-asian="10.5pt" style:font-size-complex="12pt"/>
    </style:style>
    <style:style style:name="P20" style:family="paragraph" style:parent-style-name="Text_20_body">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21" style:family="paragraph" style:parent-style-name="Text_20_body">
      <style:paragraph-properties fo:text-align="justify" style:justify-single-word="false"/>
      <style:text-properties style:font-name="Arial" fo:font-size="12pt" fo:font-weight="normal" officeooo:paragraph-rsid="00113fff" style:font-size-asian="10.5pt" style:font-weight-asian="normal" style:font-size-complex="12pt" style:font-weight-complex="normal"/>
    </style:style>
    <style:style style:name="P22" style:family="paragraph" style:parent-style-name="Subtitle">
      <style:text-properties style:font-name="Arial" officeooo:paragraph-rsid="00113fff"/>
    </style:style>
    <style:style style:name="P23" style:family="paragraph" style:parent-style-name="Text_20_body">
      <style:text-properties style:font-name="Arial" officeooo:paragraph-rsid="00113fff"/>
    </style:style>
    <style:style style:name="P24" style:family="paragraph" style:parent-style-name="Text_20_body">
      <style:text-properties style:font-name="Arial"/>
    </style:style>
    <style:style style:name="P25" style:family="paragraph" style:parent-style-name="Text_20_body">
      <style:paragraph-properties fo:text-align="justify" style:justify-single-word="false"/>
      <style:text-properties officeooo:paragraph-rsid="00113fff"/>
    </style:style>
    <style:style style:name="P26" style:family="paragraph" style:parent-style-name="Text_20_body" style:list-style-name="L1">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27" style:family="paragraph" style:parent-style-name="Text_20_body" style:list-style-name="L1">
      <style:paragraph-properties fo:text-align="center"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28" style:family="paragraph" style:parent-style-name="Text_20_body" style:list-style-name="L1">
      <style:paragraph-properties fo:text-align="justify" style:justify-single-word="false"/>
      <style:text-properties officeooo:rsid="00113fff" officeooo:paragraph-rsid="00113fff"/>
    </style:style>
    <style:style style:name="P29" style:family="paragraph" style:parent-style-name="Text_20_body" style:list-style-name="L1">
      <style:paragraph-properties fo:text-align="justify" style:justify-single-word="false"/>
      <style:text-properties officeooo:paragraph-rsid="00113fff"/>
    </style:style>
    <style:style style:name="T1" style:family="text">
      <style:text-properties officeooo:rsid="000e1fe6"/>
    </style:style>
    <style:style style:name="T2" style:family="text">
      <style:text-properties fo:font-weight="bold" style:font-weight-asian="bold" style:font-weight-complex="bold"/>
    </style:style>
    <style:style style:name="T3" style:family="text">
      <style:text-properties fo:font-weight="bold" officeooo:rsid="000e1fe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f5b88" style:font-weight-asian="normal" style:font-weight-complex="norm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style:font-name="Arial" fo:font-size="12pt" fo:font-weight="normal" officeooo:rsid="00113fff" style:font-size-asian="10.5pt" style:font-weight-asian="normal" style:font-size-complex="12pt" style:font-weight-complex="normal"/>
    </style:style>
    <style:style style:name="T8" style:family="text">
      <style:text-properties style:font-name="Arial" fo:font-size="12pt" fo:font-weight="bold" officeooo:rsid="00113fff" style:font-size-asian="10.5pt" style:font-weight-asian="bold" style:font-size-complex="12pt" style:font-weight-complex="bold"/>
    </style:style>
    <style:style style:name="T9" style:family="text">
      <style:text-properties style:font-name="Arial" fo:font-weight="normal" style:font-weight-asian="normal" style:font-weight-complex="normal"/>
    </style:style>
    <style:style style:name="T10" style:family="text">
      <style:text-properties style:font-name="Arial" fo:font-weight="normal" officeooo:rsid="00113fff"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Marcador 1"/>Olimpiada de Programación-2025</text:p>
      <text:p text:style-name="P4"/>
      <text:p text:style-name="P6"><text:span text:style-name="T2">Nombre Del Colegio: </text:span>Escuela Educación Secundaria Tecnica N°3 Nikola Tesla</text:p>
      <text:p text:style-name="P5"><text:span text:style-name="T2">Localidad: </text:span>Necochea</text:p>
      <text:p text:style-name="P8">Provincia: <text:span text:style-name="T4">Buenos Aires</text:span></text:p>
      <text:p text:style-name="P8">Profesor Responsable: <text:span text:style-name="T4"><text:s/>Gigena, Matías y Mambriani, Cristian</text:span></text:p>
      <text:p text:style-name="P8">Titulo De Grado o Profesorado:</text:p>
      <text:p text:style-name="P8">Cargo Docente:</text:p>
      <text:p text:style-name="P8">Correo Electrónico:</text:p>
      <text:p text:style-name="P8">Teléfono Celular:</text:p>
      <text:p text:style-name="P8">Estudiantes que integran el proyecto:</text:p>
      <text:p text:style-name="P13">Blanco, Ciro:</text:p>
      <text:p text:style-name="P13"><text:span text:style-name="T2">Especialidad que cursa:</text:span> Tecpro: Tecnicatura en Programacion</text:p>
      <text:p text:style-name="P13"><text:span text:style-name="T2">Ciclo del Curso</text:span>: Ciclo 2da</text:p>
      <text:p text:style-name="P13"><text:span text:style-name="T2">Año de Cursada</text:span>: 7°(año)</text:p>
      <text:p text:style-name="P13">D’Elia, Ximena:</text:p>
      <text:p text:style-name="P13"><text:span text:style-name="T2">Especialidad que cursa:</text:span> Tecpro: Tecnicatura en Programacion</text:p>
      <text:p text:style-name="P13"><text:span text:style-name="T2">Ciclo del Curso</text:span>: Ciclo 2da</text:p>
      <text:p text:style-name="P13"><text:span text:style-name="T2">Año de Cursada:</text:span> 7°(año)</text:p>
      <text:p text:style-name="P13">Gouzou, Juan Manuel:</text:p>
      <text:p text:style-name="P13"><text:span text:style-name="T2">Especialidad que cursa:</text:span> Tecpro: Tecnicatura en Programacion</text:p>
      <text:p text:style-name="P13"><text:span text:style-name="T2">Ciclo del Curso:</text:span> Ciclo 2da</text:p>
      <text:p text:style-name="P13"><text:span text:style-name="T2">Año de Cursada: </text:span>7°(año)</text:p>
      <text:p text:style-name="P13">Gutierrez,Mora</text:p>
      <text:p text:style-name="P13">Especialidad que cursa: Tecpro: Tecnicatura en Programacion</text:p>
      <text:p text:style-name="P13">Ciclo del Curso: Ciclo 2da</text:p>
      <text:p text:style-name="P13">Año de Cursada: 7°(año)</text:p>
      <text:p text:style-name="P13"/>
      <text:p text:style-name="P17"/>
      <text:p text:style-name="P16"/>
      <text:p text:style-name="P18"><text:span text:style-name="T2">Primera Etapa:</text:span> </text:p>
      <text:p text:style-name="P18">Relevamiento de Necesidades- Entrevista con el director de la agencia.</text:p>
      <text:p text:style-name="P19"/>
      <text:p text:style-name="P25"><text:span text:style-name="T8"><text:s/>Primera Entrevista: </text:span><text:span text:style-name="T7">Se busco repuestas de carácter general para detectar la problemática que el </text:span><text:span text:style-name="T9">jefe de ventas, de ahora en más referido como el cliente </text:span><text:span text:style-name="T10">presenta. </text:span><text:span text:style-name="T7">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xml:id="list4095930183" text:style-name="L1">
        <text:list-item>
          <text:p text:style-name="P26">¿Cual es la problemática que presenta?</text:p>
          <text:p text:style-name="P26">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26">¿Los paquetes pueden incluir más de un tipo de servicio (por ejemplo, vuelo + hotel)? </text:p>
          <text:p text:style-name="P26">Sí, hay paquetes combinados como vuelo más hotel, o paquetes todo incluido que también incluyen traslados y excursiones. </text:p>
        </text:list-item>
        <text:list-item>
          <text:p text:style-name="P26">¿Los productos están predefinidos o los paquetes se arman a medida?</text:p>
          <text:p text:style-name="P26"><text:s/>Tenemos productos ya armados, pero también trabajamos con algunos paquetes personalizados según lo que solicita cada cliente. </text:p>
        </text:list-item>
        <text:list-item>
          <text:p text:style-name="P26">¿Existen diferentes tipos de usuarios en la aplicación? </text:p>
          <text:p text:style-name="P28"><text:span text:style-name="T6">Sí, se diferencia entre los clientes que acceden a los servicios turísticos y el personal interno autorizado a administrar el sistema. </text:span><text:span text:style-name="T6"/></text:p>
        </text:list-item>
        <text:list-item>
          <text:p text:style-name="P26">¿ Que se espera de aquellos usuarios que quieran emplear el sitio?</text:p>
          <text:p text:style-name="P26">Se espera que se registren con todos los datos que solicitemos, luego inicien sesión en el sitio, y ya podrán ver su perfil creado y listo para usar.</text:p>
        </text:list-item>
        <text:list-item>
          <text:p text:style-name="P26">¿ Que podrán hacer los usuarios dentro del sitio una vez que se registren?</text:p>
          <text:p text:style-name="P28"><text:span text:style-name="T6">Ellos podrán: consultar la lista de productos que se les ofrece, seleccionar los productos que deseen y agregarlos a un carrito de compras, una vez que realicen </text:span><text:soft-page-break/><text:span text:style-name="T6">su pedido/compra, deben poder acceder a los pedidos pendientes, modificarlos y/o eliminarlos.</text:span></text:p>
        </text:list-item>
        <text:list-item>
          <text:p text:style-name="P26">¿Que se esperara del personal autorizado para administrar el sitio?</text:p>
          <text:p text:style-name="P26">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26">¿ Que funciones se esperan del servidor desarrollo y los servidores de producción?</text:p>
          <text:p text:style-name="P26">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26">¿Qué nivel de importancia le asignan al diseño visual del sistema? </text:p>
          <text:p text:style-name="P26">El diseño debe ser simple y funcional. No buscamos algo visualmente complejo, sino que funcione correctamente y sea claro para el usuario. Damos prioridad a la funcionalidad del sitio.</text:p>
        </text:list-item>
        <text:list-item>
          <text:p text:style-name="P26">Bien!, Para finalizar con esta primera entrevista, nos mencionaste que los cobros se harán por medio de terceros¿ Como harán para comunicarle al usuario el detalle de su pedido y los servicios que adquirió?</text:p>
          <text:p text:style-name="P29"><text:span text:style-name="T7">Habíamos pensado en manejarnos por medio de correos electrónicos. El mismo d</text:span><text:span text:style-name="T6">ebe incluir el nombre del cliente, los productos adquiridos, el total de la compra y el número de pedido. </text:span><text:span text:style-name="T7">Una vez que finalice la compra, podrá ser acreedor de este en su correo electrónico</text:span></text:p>
          <text:p text:style-name="P27">Resumen de la primer entrevista con el Jefe de Ventas</text:p>
        </text:list-item>
      </text:list>
      <text:p text:style-name="P20">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25"><text:span text:style-name="T7"><text:s/></text:span><text:span text:style-name="T6">El cliente remarcó que lo más importante es que el sitio sea claro, rápido y fácil de usar. Nos detalló que los usuarios deben poder registrarse con su </text:span><text:span text:style-name="T7">usuario</text:span><text:span text:style-name="T6"> y contraseña, y que </text:span><text:soft-page-break/><text:span text:style-name="T6">el sitio tiene que permitir seleccionar entre diferentes tipos de productos turísticos: pasajes aéreos, estadías, alquiler de autos y paquetes todo incluido. </text:span></text:p>
      <text:p text:style-name="P25"><text:span text:style-name="T6">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7">aprobar la compra y registrarla en los respectivos servidores</text:span><text:span text:style-name="T6">. </text:span></text:p>
      <text:p text:style-name="P21">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25"><text:span text:style-name="T7">Por el lado visual, si bien el cliente valora una buena interfaz visual y estetica</text:span><text:span text:style-name="T6">, lo que más les interesa es que el sistema funcione de manera fluida y sin errores. También pidió que la base de datos sea sólida para poder registrar todas las transacciones y pedidos. </text:span></text:p>
      <text:list xml:id="list213541667656452" text:continue-numbering="true" text:style-name="L1">
        <text:list-header>
          <text:p text:style-name="P29"/>
        </text:list-header>
      </text:list>
      <text:p text:style-name="P16"/>
      <text:p text:style-name="P24"/>
      <text:p text:style-name="P24"/>
      <text:p text:style-name="P24"/>
      <text:p text:style-name="P24"/>
      <text:p text:style-name="P24"/>
      <text:p text:style-name="P24"/>
      <text:p text:style-name="P24"/>
      <text:p text:style-name="P24"/>
      <text:p text:style-name="P24"/>
      <text:p text:style-name="P24"/>
      <text:p text:style-name="P22"/>
      <text:p text:style-name="P23"/>
      <text:p text:style-name="P23"/>
      <text:p text:style-name="P23"/>
      <text:p text:style-name="P22"><text:soft-page-break/></text:p>
      <text:p text:style-name="P22"><text:s text:c="2"/>Casos de Uso</text:p>
      <text:p text:style-name="P10">1.Registrar Usuario.</text:p>
      <text:p text:style-name="P2"><text:span text:style-name="T2">Actor:</text:span> Usuario.</text:p>
      <text:p text:style-name="P2"><text:span text:style-name="T2">Descripción:</text:span> El sistema debe responder de la siguiente manera cuando el usuario solicite registrarse.</text:p>
      <text:p text:style-name="P2"><text:span text:style-name="T2">Precondición</text:span>: No hay sesión iniciada.</text:p>
      <text:p text:style-name="P10">Flujo Normal:</text:p>
      <text:p text:style-name="P2">1- El <text:span text:style-name="T1">U</text:span>suario solicita iniciar el proceso de registro.</text:p>
      <text:p text:style-name="P2">2- El <text:span text:style-name="T1">S</text:span>istema solicita los datos del usuario.</text:p>
      <text:p text:style-name="P2">3- El <text:span text:style-name="T1">U</text:span>suario ingresa sus datos al sistema.</text:p>
      <text:p text:style-name="P2">4- El <text:span text:style-name="T1">S</text:span>istema verifica los datos, valida que no haya espacios en blanco, que la contraseña cumpla con los parámetros <text:s/>requeridos y vuelve a reposo.</text:p>
      <text:p text:style-name="P2"><text:span text:style-name="T2">Postcondición:</text:span> Usuario registrado en la base de datos.</text:p>
      <text:p text:style-name="P10">Flujo Alternativo:</text:p>
      <text:p text:style-name="P2">Desde Paso 4:</text:p>
      <text:p text:style-name="P2">4- El <text:span text:style-name="T1">S</text:span>istema detecta que el usuario ingreso mal sus datos y notifica al usuario.</text:p>
      <text:p text:style-name="P2">5- El <text:span text:style-name="T1">U</text:span>suario modifica sus datos y los vuelve a ingresar.</text:p>
      <text:p text:style-name="P2">6- El <text:span text:style-name="T1">S</text:span>istema valida y guarda nuevamente los datos.</text:p>
      <text:p text:style-name="P2">Flujo Alternativo 2:</text:p>
      <text:p text:style-name="P2">Desde Paso 4:</text:p>
      <text:p text:style-name="P2">4- El <text:span text:style-name="T1">S</text:span>istema detecta que los datos ingresados ya existen y notifica al usuario.</text:p>
      <text:p text:style-name="P2">5- El <text:span text:style-name="T1">U</text:span>suario corrige sus datos y los vuelve a ingresar.</text:p>
      <text:p text:style-name="P2">6- El <text:span text:style-name="T1">S</text:span>istema valida y guarda los datos y vuelve a reposo.</text:p>
      <text:p text:style-name="P2"/>
      <text:p text:style-name="P10">2. Iniciar Sesión como Usuario</text:p>
      <text:p text:style-name="P2"><text:span text:style-name="T2">Actor:</text:span> Usuario.</text:p>
      <text:p text:style-name="P2"><text:span text:style-name="T2">Descripción: </text:span>El sistema debe responder de la siguiente manera cuando el usuario solicite iniciar sesión.</text:p>
      <text:p text:style-name="P2"><text:span text:style-name="T2">Precondición:</text:span> Usuario registrado en la base de datos.</text:p>
      <text:p text:style-name="P10">Flujo Normal:</text:p>
      <text:p text:style-name="P2">1- El <text:span text:style-name="T1">U</text:span>suario solicita iniciar el proceso de iniciar sesión.</text:p>
      <text:p text:style-name="P2"><text:soft-page-break/>2- El <text:span text:style-name="T1">S</text:span>istema solicita el nombre de usuario y contraseña.</text:p>
      <text:p text:style-name="P2">3- El <text:span text:style-name="T1">U</text:span>suario ingresa sus datos al sistema.</text:p>
      <text:p text:style-name="P2">4- El <text:span text:style-name="T1">S</text:span>istema verifica los datos, valida que no haya espacios en blanco, que la contraseña ingresada sea correcta y vuelve a reposo.</text:p>
      <text:p text:style-name="P2">5- El <text:span text:style-name="T1">U</text:span>suario ingresa a su perfil.</text:p>
      <text:p text:style-name="P2"><text:span text:style-name="T2">Postcondició</text:span><text:span text:style-name="T3">n</text:span><text:span text:style-name="T2">:</text:span> Sesión iniciada.</text:p>
      <text:p text:style-name="P11">Flujo Alternativo:</text:p>
      <text:p text:style-name="P2">Desde el paso 4:</text:p>
      <text:p text:style-name="P2">4- El sistema detecta que los datos ingresados son incorrectos.</text:p>
      <text:p text:style-name="P2">5- El usuario modifica sus datos.</text:p>
      <text:p text:style-name="P2">6- El sistema valida, guarda, abre el perfil y vuelve a reposo.</text:p>
      <text:p text:style-name="P2"/>
      <text:p text:style-name="P10">3. Iniciar sesión como Administrador.</text:p>
      <text:p text:style-name="P2"><text:span text:style-name="T2">Actor</text:span>: Administrador.</text:p>
      <text:p text:style-name="P2"><text:span text:style-name="T2">Descripción</text:span>: El sistema debe responder de la siguiente manera cuando el administrador solicite iniciar sesión.</text:p>
      <text:p text:style-name="P2"><text:span text:style-name="T2">Precondicion:</text:span> Administrador registrado en la base de datos.</text:p>
      <text:p text:style-name="P10">Flujo Normal:</text:p>
      <text:p text:style-name="P2">1- El administrador solicita iniciar el proceso de iniciar sesión.</text:p>
      <text:p text:style-name="P2">2- El sistema solicita el nombre de usuario y contraseña.</text:p>
      <text:p text:style-name="P2">3- El administrador ingresa sus datos al sistema.</text:p>
      <text:p text:style-name="P2">4- El sistema verifica los datos, valida que no haya espacios en blanco, que la contraseña ingresada sea correcta y vuelve a reposo.</text:p>
      <text:p text:style-name="P2">5- El administrador ingresa a su perfil.</text:p>
      <text:p text:style-name="P2"><text:span text:style-name="T2">Postcondición:</text:span> Sesión iniciada como administrador.</text:p>
      <text:p text:style-name="P2"><text:span text:style-name="T2">Flujo Alternativo:</text:span> </text:p>
      <text:p text:style-name="P2">Desde el Paso 4:</text:p>
      <text:p text:style-name="P2">4- El sistema detecta que los datos ingresados son incorrectos.</text:p>
      <text:p text:style-name="P2">5- El administrador modifica sus datos.</text:p>
      <text:p text:style-name="P2">6- El sistema valida, guarda los datos y abre el perfil.</text:p>
      <text:p text:style-name="P2"/>
      <text:p text:style-name="P10">4. Cerrar Sesión</text:p>
      <text:p text:style-name="P2"><text:span text:style-name="T2">Actor:</text:span> Actor</text:p>
      <text:p text:style-name="P2"><text:soft-page-break/><text:span text:style-name="T2">Descripción:</text:span> El sistema debe responder de la siguiente manera cuando el actor solicite cerrar sesión.</text:p>
      <text:p text:style-name="P2"><text:span text:style-name="T2">Precondición:</text:span> Sesión iniciada.</text:p>
      <text:p text:style-name="P10">Flujo Normal:</text:p>
      <text:p text:style-name="P2">1- El usuario solicita iniciar el proceso de cerrar sesión.</text:p>
      <text:p text:style-name="P2">2- El sistema cierra la sesión del actor y lo redirige al inicio.</text:p>
      <text:p text:style-name="P2">Postcondición: Sesión cerrada.</text:p>
      <text:p text:style-name="P2"/>
      <text:p text:style-name="P10">5- Eliminar Usuario</text:p>
      <text:p text:style-name="P2"><text:span text:style-name="T2">Actor</text:span>: Usuario.</text:p>
      <text:p text:style-name="P2"><text:span text:style-name="T2">Descripción</text:span>: El sistema debe responder de la siguiente manera cuando el usuario solicite eliminar su cuenta.</text:p>
      <text:p text:style-name="P2">Precondición: Sesión iniciada, usuario viendo su perfil.</text:p>
      <text:p text:style-name="P2"><text:span text:style-name="T2">Flujo Norma</text:span>l:</text:p>
      <text:p text:style-name="P2">1- El <text:span text:style-name="T1">U</text:span>suario solicita iniciar el proceso de eliminar su cuenta.</text:p>
      <text:p text:style-name="P2">2- El <text:span text:style-name="T1">S</text:span>istema pregunta al usuario si esta seguro de eliminar su cuenta.</text:p>
      <text:p text:style-name="P2">3- El <text:span text:style-name="T1">U</text:span>suario responde si.</text:p>
      <text:p text:style-name="P2">4- El <text:span text:style-name="T1">S</text:span>istema pone la cuenta como inactiva.</text:p>
      <text:p text:style-name="P2"><text:span text:style-name="T2">Postcondición: </text:span>Cuenta inactiva.</text:p>
      <text:p text:style-name="P10">Flujo Normal 2:</text:p>
      <text:p text:style-name="P2">Desde Paso 3:</text:p>
      <text:p text:style-name="P2">3- El <text:span text:style-name="T1">U</text:span>suario re<text:span text:style-name="T1">chaza eliminar su perfil.</text:span></text:p>
      <text:p text:style-name="P2">4- El <text:span text:style-name="T1">S</text:span>istema vuelve a reposo.</text:p>
      <text:p text:style-name="P7"/>
      <text:p text:style-name="P9">6-Agregar Producto Al Carrito</text:p>
      <text:p text:style-name="P9">Actor: <text:span text:style-name="T4">Usuario.</text:span></text:p>
      <text:p text:style-name="P9">Precondicion: <text:span text:style-name="T4">Sesión iniciada como usuario, el </text:span><text:span text:style-name="T5">S</text:span><text:span text:style-name="T4">istema debe responder de la siguiente manera cuando se solicite agregar un producto al carrito.</text:span></text:p>
      <text:p text:style-name="P9">Flujo Normal:</text:p>
      <text:p text:style-name="P14">1- El Usuario selecciona el producto que desea añadir al carrito y solicita al sistema que lo agregue.</text:p>
      <text:p text:style-name="P14">2- El Sistema añade el producto y redirige al usuario al carrito.</text:p>
      <text:p text:style-name="P9">Postcondicion: <text:span text:style-name="T4">Producto agregado al carrito.</text:span></text:p>
      <text:p text:style-name="P9"/>
      <text:p text:style-name="P9"><text:soft-page-break/>7- Eliminar Producto Del Carrito:</text:p>
      <text:p text:style-name="P9">Actor<text:span text:style-name="T4">: Usuario.</text:span></text:p>
      <text:p text:style-name="P9">Precondición<text:span text:style-name="T4">: Viendo Carrito, </text:span><text:span text:style-name="T5">el</text:span><text:span text:style-name="T4"> </text:span><text:span text:style-name="T5">S</text:span><text:span text:style-name="T4">istema debe responder de la siguiente manera cuando se elimine un producto del carrito.</text:span></text:p>
      <text:p text:style-name="P9"/>
      <text:p text:style-name="P9">Flujo Normal:</text:p>
      <text:p text:style-name="P14">1- El Usuario selecciona un producto de su carrito y solicita iniciar el proceso de eliminar ese producto de su carrito</text:p>
      <text:p text:style-name="P14">2- <text:s/>El Sistema consulta al usuario si esta seguro de su decisión.</text:p>
      <text:p text:style-name="P14">3- El Usuario afirma su decisión.</text:p>
      <text:p text:style-name="P14">4- El Sistema vuelve a reposo.</text:p>
      <text:p text:style-name="P9">Postcondicion: <text:span text:style-name="T4">Producto eliminado del carrito.</text:span></text:p>
      <text:p text:style-name="P9">Flujo Alternativo: </text:p>
      <text:p text:style-name="P14">Desde Paso 3:</text:p>
      <text:p text:style-name="P14">3- El usuario niega su decisión.</text:p>
      <text:p text:style-name="P14">4- EL Sistema vuelve a reposo.</text:p>
      <text:p text:style-name="P14"/>
      <text:p text:style-name="P12">8-Confirmar Compra:</text:p>
      <text:p text:style-name="P12">Actor:<text:span text:style-name="T4"> Usuario.</text:span></text:p>
      <text:p text:style-name="P12">Precondición: <text:span text:style-name="T4">Usuario viendo carrito, el Sistema debe responder de la siguiente manera cuando se solicite finalizar una compra.</text:span></text:p>
      <text:p text:style-name="P12">Flujo Normal:</text:p>
      <text:p text:style-name="P15">1- El usuario solicita finalizar su compra</text:p>
      <text:p text:style-name="P15">2- El Sistema muestra el detalle de la compra,los datos a completar y el medio de pago que se utilizara.</text:p>
      <text:p text:style-name="P15">3- <text:s/>El Usuario completa los datos solicitados.</text:p>
      <text:p text:style-name="P15">4- El Sistema valida que no haya campos en blanco, que se haya seleccionado un medio de pago,que el código postal, la ciudad y el país existan y que los datos del usuario sean correspondientes al usuario ya ingresado.Guarda los datos y vuelve a reposo</text:p>
      <text:p text:style-name="P15"><text:span text:style-name="T2">Postcondicion.</text:span> Compra confirmada.</text:p>
      <text:p text:style-name="P12">Flujo Alternativo: </text:p>
      <text:p text:style-name="P15">Desde paso 4</text:p>
      <text:p text:style-name="P15">4- El sistema detecta que hay espacios en blanco y notifica al usuario.</text:p>
      <text:p text:style-name="P15">5- El Usuario completa los datos restantes.</text:p>
      <text:p text:style-name="P15"><text:soft-page-break/>6- El sistema guarda los nuevos datos ingresados <text:s/>y vuelve a reposo.</text:p>
      <text:p text:style-name="P12">Flujo Alternativo2: </text:p>
      <text:p text:style-name="P15">Desde paso 4: </text:p>
      <text:p text:style-name="P15">4-El Sistema detecta que el usuario no selecciono ningún medio de pago y lo notifica.</text:p>
      <text:p text:style-name="P15">5- El Usuario selecciona un medio de pago.</text:p>
      <text:p text:style-name="P15">6-El Sistema guarda el nuevo dato y vuelve a reposo.</text:p>
      <text:p text:style-name="P15"/>
      <text:p text:style-name="P12">Flujo Alternativo3: </text:p>
      <text:p text:style-name="P15">Desde paso 4: </text:p>
      <text:p text:style-name="P15">4-El Sistema detecta que el país ingresado por el usuario no existe y lo notifica.</text:p>
      <text:p text:style-name="P15">5- El Usuario cambia el dato seleccionado.</text:p>
      <text:p text:style-name="P15">6-El Sistema guarda el nuevo dato y vuelve a reposo.</text:p>
      <text:p text:style-name="P12">Flujo Alternativo4: </text:p>
      <text:p text:style-name="P15">Desde paso 4: </text:p>
      <text:p text:style-name="P15">4-El Sistema detecta que la ciudad ingresada por el usuario no existe y lo notifica.</text:p>
      <text:p text:style-name="P15">5- El Usuario cambia el dato seleccionado.</text:p>
      <text:p text:style-name="P15">6-El Sistema guarda el nuevo dato y vuelve a reposo.</text:p>
      <text:p text:style-name="P12">Flujo Alternativo5: </text:p>
      <text:p text:style-name="P15">Desde paso 4: </text:p>
      <text:p text:style-name="P15">4-El Sistema detecta que el código postal ingresado por el usuario no existe y lo notifica.</text:p>
      <text:p text:style-name="P15">5- El Usuario cambia el dato seleccionado.</text:p>
      <text:p text:style-name="P15">6-El Sistema guarda el nuevo dato y vuelve a reposo.</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10T12:47:29.556000000</dc:date>
    <meta:editing-duration>PT3H38M13S</meta:editing-duration>
    <meta:editing-cycles>5</meta:editing-cycles>
    <meta:generator>LibreOffice/7.4.7.2$Windows_X86_64 LibreOffice_project/723314e595e8007d3cf785c16538505a1c878ca5</meta:generator>
    <meta:document-statistic meta:table-count="0" meta:image-count="0" meta:object-count="0" meta:page-count="9" meta:paragraph-count="184" meta:word-count="2055" meta:character-count="12662" meta:non-whitespace-character-count="10767"/>
  </office:meta>
</office:document-meta>
</file>